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2000007600000C0000000A037ACFB481C79B52BA.svm" manifest:media-type="image/x-svm"/>
  <manifest:file-entry manifest:full-path="Pictures/100002000000007400000062AAD1949C6B7E9445.png" manifest:media-type="image/png"/>
  <manifest:file-entry manifest:full-path="Pictures/1000470B000069F0000069F0ECA0DBD4911ECC17.svg" manifest:media-type="image/svg+xml"/>
  <manifest:file-entry manifest:full-path="Pictures/10000201000002C3000002C31A1C6375FD1F6F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graphic-properties draw:stroke="solid" svg:stroke-width="0.106cm" svg:stroke-color="#000000" draw:marker-start-width="0.358cm" draw:marker-end-width="0.358cm" draw:fill-color="#729fcf" draw:textarea-horizontal-align="justify" draw:textarea-vertical-align="middle" draw:auto-grow-height="false" fo:min-height="3.075cm" fo:min-width="6cm" fo:padding-top="0.177cm" fo:padding-bottom="0.177cm" fo:padding-left="0.302cm" fo:padding-right="0.302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fo:min-height="2.719cm"/>
    </style:style>
    <style:style style:name="gr15" style:family="graphic" style:parent-style-name="standard">
      <style:graphic-properties draw:stroke="none" svg:stroke-color="#000000" draw:fill="none" draw:fill-color="#ffffff" fo:min-height="1.528cm"/>
    </style:style>
    <style:style style:name="gr16" style:family="graphic" style:parent-style-name="standard">
      <style:graphic-properties draw:stroke="solid" svg:stroke-width="0.106cm" svg:stroke-color="#000000" draw:marker-start-width="0.358cm" draw:marker-end-width="0.358cm" draw:fill-color="#d4ea6b" draw:textarea-horizontal-align="justify" draw:textarea-vertical-align="middle" draw:auto-grow-height="false" fo:min-height="3.075cm" fo:min-width="6cm" fo:padding-top="0.177cm" fo:padding-bottom="0.177cm" fo:padding-left="0.302cm" fo:padding-right="0.302cm"/>
    </style:style>
    <style:style style:name="gr17" style:family="graphic" style:parent-style-name="standard">
      <style:graphic-properties draw:stroke="solid" svg:stroke-width="0.106cm" svg:stroke-color="#000000" draw:marker-start-width="0.358cm" draw:marker-end-width="0.358cm" draw:fill-color="#ffa6a6" draw:textarea-horizontal-align="justify" draw:textarea-vertical-align="middle" draw:auto-grow-height="false" fo:min-height="3.075cm" fo:min-width="6cm" fo:padding-top="0.177cm" fo:padding-bottom="0.177cm" fo:padding-left="0.302cm" fo:padding-right="0.302cm"/>
    </style:style>
    <style:style style:name="gr18" style:family="graphic" style:parent-style-name="standard">
      <style:graphic-properties draw:stroke="solid" svg:stroke-width="0.106cm" svg:stroke-color="#000000" draw:marker-start-width="0.358cm" draw:marker-end-width="0.358cm" draw:fill-color="#cccccc" draw:textarea-horizontal-align="justify" draw:textarea-vertical-align="middle" draw:auto-grow-height="false" fo:min-height="3.075cm" fo:min-width="6cm" fo:padding-top="0.177cm" fo:padding-bottom="0.177cm" fo:padding-left="0.302cm" fo:padding-right="0.302cm"/>
    </style:style>
    <style:style style:name="gr19" style:family="graphic" style:parent-style-name="standard">
      <style:graphic-properties draw:stroke="solid" svg:stroke-width="0.106cm" svg:stroke-color="#000000" draw:marker-start-width="0.358cm" draw:marker-end-width="0.358cm" draw:fill-color="#729fcf" draw:textarea-horizontal-align="justify" draw:textarea-vertical-align="middle" draw:auto-grow-height="false" fo:min-height="0.807cm" fo:min-width="2.063cm" fo:padding-top="0.177cm" fo:padding-bottom="0.177cm" fo:padding-left="0.302cm" fo:padding-right="0.302cm"/>
    </style:style>
    <style:style style:name="gr20" style:family="graphic" style:parent-style-name="standard">
      <style:graphic-properties draw:stroke="solid" svg:stroke-width="0.106cm" svg:stroke-color="#000000" draw:marker-start-width="0.358cm" draw:marker-end-width="0.358cm" draw:fill-color="#d4ea6b" draw:textarea-horizontal-align="justify" draw:textarea-vertical-align="middle" draw:auto-grow-height="false" fo:min-height="0.807cm" fo:min-width="2.063cm" fo:padding-top="0.177cm" fo:padding-bottom="0.177cm" fo:padding-left="0.302cm" fo:padding-right="0.302cm"/>
    </style:style>
    <style:style style:name="gr21" style:family="graphic" style:parent-style-name="standard">
      <style:graphic-properties draw:stroke="solid" svg:stroke-width="0.106cm" svg:stroke-color="#000000" draw:marker-start-width="0.358cm" draw:marker-end-width="0.358cm" draw:fill-color="#ffa6a6" draw:textarea-horizontal-align="justify" draw:textarea-vertical-align="middle" draw:auto-grow-height="false" fo:min-height="0.807cm" fo:min-width="2.063cm" fo:padding-top="0.177cm" fo:padding-bottom="0.177cm" fo:padding-left="0.302cm" fo:padding-right="0.302cm"/>
    </style:style>
    <style:style style:name="gr22" style:family="graphic" style:parent-style-name="standard">
      <style:graphic-properties draw:stroke="solid" svg:stroke-width="0.106cm" svg:stroke-color="#000000" draw:marker-start-width="0.358cm" draw:marker-end-width="0.358cm" draw:fill-color="#cccccc" draw:textarea-horizontal-align="justify" draw:textarea-vertical-align="middle" draw:auto-grow-height="false" fo:min-height="0.807cm" fo:min-width="2.063cm" fo:padding-top="0.177cm" fo:padding-bottom="0.177cm" fo:padding-left="0.302cm" fo:padding-right="0.302cm"/>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25" style:family="graphic" style:parent-style-name="objectwithoutfill">
      <style:graphic-properties svg:stroke-width="0.106cm" svg:stroke-color="#000000" draw:marker-start-width="0.358cm" draw:marker-end-width="0.358cm" draw:fill="solid" draw:fill-color="#000000" draw:textarea-vertical-align="middle" fo:padding-top="0.177cm" fo:padding-bottom="0.177cm" fo:padding-left="0.302cm" fo:padding-right="0.302cm"/>
    </style:style>
    <style:style style:name="gr26" style:family="graphic" style:parent-style-name="objectwithoutfill">
      <style:graphic-properties svg:stroke-width="0.106cm" svg:stroke-color="#000000" draw:marker-start-width="0.358cm" draw:marker-end-width="0.358cm" draw:fill="solid" draw:textarea-vertical-align="middle" fo:padding-top="0.177cm" fo:padding-bottom="0.177cm" fo:padding-left="0.302cm" fo:padding-right="0.302cm"/>
    </style:style>
    <style:style style:name="gr27" style:family="graphic" style:parent-style-name="objectwithoutfill">
      <style:graphic-properties svg:stroke-width="0.159cm" svg:stroke-color="#ffff38" draw:marker-start-width="0.438cm" draw:marker-end-width="0.438cm" draw:fill="solid" draw:textarea-vertical-align="middle" fo:padding-top="0.204cm" fo:padding-bottom="0.204cm" fo:padding-left="0.329cm" fo:padding-right="0.329cm"/>
    </style:style>
    <style:style style:name="P1"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text-align="center"/>
      <style:text-properties fo:font-size="20pt" fo:font-weight="bold" style:font-size-asian="20pt" style:font-weight-asian="bold" style:font-size-complex="20pt" style:font-weight-complex="bold"/>
    </style:style>
    <style:style style:name="P8" style:family="paragraph">
      <loext:graphic-properties draw:fill-color="#729fcf"/>
      <style:paragraph-properties fo:text-align="center"/>
      <style:text-properties style:font-name="Source Code Pro" fo:font-size="20pt" fo:font-weight="bold" style:font-size-asian="20pt" style:font-weight-asian="bold" style:font-size-complex="20pt" style:font-weight-complex="bold"/>
    </style:style>
    <style:style style:name="P9" style:family="paragraph">
      <style:paragraph-properties fo:text-align="center"/>
    </style:style>
    <style:style style:name="P10" style:family="paragraph">
      <style:text-properties fo:font-size="28pt" fo:font-weight="bold" style:font-size-asian="28pt" style:font-weight-asian="bold" style:font-size-complex="28pt" style:font-weight-complex="bold"/>
    </style:style>
    <style:style style:name="P11" style:family="paragraph">
      <loext:graphic-properties draw:fill="none" draw:fill-color="#ffffff"/>
      <style:text-properties fo:font-size="28pt" fo:font-weight="bold" style:font-size-asian="28pt" style:font-weight-asian="bold" style:font-size-complex="28pt" style:font-weight-complex="bold"/>
    </style:style>
    <style:style style:name="P12" style:family="paragraph">
      <style:paragraph-properties fo:text-align="start"/>
      <style:text-properties fo:font-size="24pt" style:font-size-asian="24pt" style:font-size-complex="24pt"/>
    </style:style>
    <style:style style:name="P13" style:family="paragraph">
      <loext:graphic-properties draw:fill="none" draw:fill-color="#ffffff"/>
      <style:paragraph-properties fo:text-align="start"/>
      <style:text-properties fo:font-size="24pt" style:font-size-asian="24pt" style:font-size-complex="24pt"/>
    </style:style>
    <style:style style:name="P14" style:family="paragraph">
      <loext:graphic-properties draw:fill-color="#d4ea6b"/>
      <style:paragraph-properties fo:text-align="center"/>
      <style:text-properties style:font-name="Source Code Pro" fo:font-size="20pt" fo:font-weight="bold" style:font-size-asian="20pt" style:font-weight-asian="bold" style:font-size-complex="20pt" style:font-weight-complex="bold"/>
    </style:style>
    <style:style style:name="P15" style:family="paragraph">
      <loext:graphic-properties draw:fill-color="#ffa6a6"/>
      <style:paragraph-properties fo:text-align="center"/>
      <style:text-properties style:font-name="Source Code Pro" fo:font-size="20pt" fo:font-weight="bold" style:font-size-asian="20pt" style:font-weight-asian="bold" style:font-size-complex="20pt" style:font-weight-complex="bold"/>
    </style:style>
    <style:style style:name="P16" style:family="paragraph">
      <loext:graphic-properties draw:fill-color="#cccccc"/>
      <style:paragraph-properties fo:text-align="center"/>
      <style:text-properties style:font-name="Source Code Pro" fo:font-size="20pt" fo:font-weight="bold" style:font-size-asian="20pt" style:font-weight-asian="bold" style:font-size-complex="20pt" style:font-weight-complex="bold"/>
    </style:style>
    <style:style style:name="P17" style:family="paragraph">
      <loext:graphic-properties draw:fill="solid"/>
      <style:paragraph-properties fo:text-align="center"/>
    </style:style>
    <style:style style:name="P18" style:family="paragraph">
      <loext:graphic-properties draw:fill="solid" draw:fill-color="#000000"/>
      <style:paragraph-properties fo:text-align="center"/>
    </style:style>
    <style:style style:name="T1" style:family="text">
      <style:text-properties style:font-name="Source Code Pro" fo:font-size="20pt" fo:font-weight="bold" style:font-size-asian="20pt" style:font-weight-asian="bold" style:font-size-complex="20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4pt" style:font-size-asian="24pt" style:font-size-complex="24pt"/>
    </style:style>
    <style:style style:name="T4" style:family="text">
      <style:text-properties style:font-name="Source Code Pro"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1.115cm" svg:height="2.105cm" svg:x="21.798cm" svg:y="1.893cm" svg:viewBox="0 0 1116 2106" draw:points="0,1620 0,0 1116,486 1116,2106">
            <text:p/>
          </draw:polygon>
          <draw:polygon draw:style-name="gr2" draw:text-style-name="P2" draw:layer="layout" svg:width="1.58cm" svg:height="2.307cm" svg:x="22.914cm" svg:y="1.691cm" svg:viewBox="0 0 1581 2308" draw:points="0,2308 0,688 1581,0 1581,1620">
            <text:p/>
          </draw:polygon>
          <draw:polygon draw:style-name="gr3" draw:text-style-name="P3" draw:layer="layout" svg:width="2.696cm" svg:height="1.173cm" svg:x="21.798cm" svg:y="1.205cm" svg:viewBox="0 0 2697 1174" draw:points="1116,1174 0,688 1581,0 2697,486">
            <text:p/>
          </draw:polygon>
          <draw:polygon draw:style-name="gr4" draw:text-style-name="P4" draw:layer="layout" svg:width="2.696cm" svg:height="2.793cm" svg:x="21.798cm" svg:y="1.205cm" svg:viewBox="0 0 2697 2794" draw:points="0,2308 0,688 1581,0 2697,486 2697,2106 1116,2794">
            <text:p/>
          </draw:polygon>
          <draw:line draw:style-name="gr5" draw:text-style-name="P5" draw:layer="layout" svg:x1="22.728cm" svg:y1="3.594cm" svg:x2="21.984cm" svg:y2="3.27cm">
            <text:p/>
          </draw:line>
          <draw:line draw:style-name="gr6" draw:text-style-name="P5" draw:layer="layout" svg:x1="22.728cm" svg:y1="3.756cm" svg:x2="21.984cm" svg:y2="3.432cm">
            <text:p/>
          </draw:line>
          <draw:line draw:style-name="gr7" draw:text-style-name="P5" draw:layer="layout" svg:x1="22.728cm" svg:y1="3.675cm" svg:x2="21.984cm" svg:y2="3.351cm">
            <text:p/>
          </draw:line>
          <draw:polyline draw:style-name="gr8" draw:text-style-name="P5" draw:layer="layout" svg:width="0.929cm" svg:height="0.485cm" svg:x="21.891cm" svg:y="2.136cm" svg:viewBox="0 0 930 486" draw:points="930,486 0,81 0,0">
            <text:p/>
          </draw:polyline>
          <draw:polyline draw:style-name="gr9" draw:text-style-name="P5" draw:layer="layout" svg:width="0.913cm" svg:height="0.487cm" svg:x="21.907cm" svg:y="2.135cm" svg:viewBox="0 0 914 488" draw:points="914,488 914,407 0,0">
            <text:p/>
          </draw:polyline>
          <draw:polygon draw:style-name="gr10" draw:text-style-name="P6" draw:layer="layout" svg:width="0.108cm" svg:height="0.142cm" svg:x="22.235cm" svg:y="2.945cm" svg:viewBox="0 0 109 143" draw:points="0,95 0,0 109,47 109,143">
            <text:p/>
          </draw:polygon>
          <draw:line draw:style-name="gr11" draw:text-style-name="P5" draw:layer="layout" svg:x1="22.728cm" svg:y1="3.513cm" svg:x2="21.984cm" svg:y2="3.189cm">
            <text:p/>
          </draw:line>
        </draw:g>
        <draw:custom-shape draw:style-name="gr12" draw:text-style-name="P8" draw:layer="layout" svg:width="6.604cm" svg:height="3.429cm" svg:x="5.883cm" svg:y="4.454cm">
          <text:p text:style-name="P7"><text:span text:style-name="T1">GET /cat.png</text:span></text:p>
          <text:p text:style-name="P7"><text:span text:style-name="T1">HOST: </text:span><text:span text:style-name="T1">www.ku.dk</text:span></text:p>
          <draw:enhanced-geometry svg:viewBox="0 0 21600 21600" draw:type="rectangle" draw:enhanced-path="M 0 0 L 21600 0 21600 21600 0 21600 0 0 Z N"/>
        </draw:custom-shape>
        <draw:frame draw:name="Firefox_Logo,_2017.svg" draw:style-name="gr13" draw:text-style-name="P9" draw:layer="layout" svg:width="2.845cm" svg:height="2.845cm" svg:x="7.688cm" svg:y="1.16cm">
          <draw:image xlink:href="Pictures/1000470B000069F0000069F0ECA0DBD4911ECC17.svg" xlink:type="simple" xlink:show="embed" xlink:actuate="onLoad" loext:mime-type="image/svg+xml">
            <text:p/>
          </draw:image>
          <draw:image xlink:href="Pictures/10000201000002C3000002C31A1C6375FD1F6F3C.png" xlink:type="simple" xlink:show="embed" xlink:actuate="onLoad" loext:mime-type="image/png"/>
          <svg:title>firefox-logo</svg:title>
        </draw:frame>
        <draw:frame draw:style-name="gr14" draw:text-style-name="P11" draw:layer="layout" svg:width="5.588cm" svg:height="2.969cm" svg:x="13.276cm" svg:y="2.179cm">
          <draw:text-box>
            <text:p text:style-name="P10"><text:span text:style-name="T2">L</text:span><text:span text:style-name="T2">a</text:span><text:span text:style-name="T2">y</text:span><text:span text:style-name="T2">e</text:span><text:span text:style-name="T2">r</text:span><text:span text:style-name="T2">s</text:span></text:p>
          </draw:text-box>
        </draw:frame>
        <draw:frame draw:style-name="gr15" draw:text-style-name="P13" draw:layer="layout" svg:width="5.461cm" svg:height="1.778cm" svg:x="13.776cm" svg:y="5.654cm">
          <draw:text-box>
            <text:p text:style-name="P12"><text:span text:style-name="T3">A</text:span><text:span text:style-name="T3">p</text:span><text:span text:style-name="T3">p</text:span><text:span text:style-name="T3">li</text:span><text:span text:style-name="T3">c</text:span><text:span text:style-name="T3">a</text:span><text:span text:style-name="T3">ti</text:span><text:span text:style-name="T3">o</text:span><text:span text:style-name="T3">n</text:span></text:p>
          </draw:text-box>
        </draw:frame>
        <draw:custom-shape draw:style-name="gr16" draw:text-style-name="P14" draw:layer="layout" svg:width="6.604cm" svg:height="3.429cm" svg:x="5.883cm" svg:y="7.854cm">
          <text:p text:style-name="P7"><text:span text:style-name="T1">Firefox→Port 32</text:span></text:p>
          <draw:enhanced-geometry svg:viewBox="0 0 21600 21600" draw:type="rectangle" draw:enhanced-path="M 0 0 L 21600 0 21600 21600 0 21600 0 0 Z N"/>
        </draw:custom-shape>
        <draw:frame draw:style-name="gr15" draw:text-style-name="P13" draw:layer="layout" svg:width="5.461cm" svg:height="1.778cm" svg:x="13.777cm" svg:y="8.754cm">
          <draw:text-box>
            <text:p text:style-name="P12"><text:span text:style-name="T3">Transport</text:span></text:p>
          </draw:text-box>
        </draw:frame>
        <draw:custom-shape draw:style-name="gr17" draw:text-style-name="P15" draw:layer="layout" svg:width="6.604cm" svg:height="3.429cm" svg:x="5.883cm" svg:y="11.254cm">
          <text:p text:style-name="P7"><text:span text:style-name="T1">k</text:span><text:span text:style-name="T1">u</text:span><text:span text:style-name="T1">.</text:span><text:span text:style-name="T1">d</text:span><text:span text:style-name="T1">k </text:span><text:span text:style-name="T1">a</text:span><text:span text:style-name="T1">d</text:span><text:span text:style-name="T1">d</text:span><text:span text:style-name="T1">r</text:span><text:span text:style-name="T1">e</text:span><text:span text:style-name="T1">s</text:span><text:span text:style-name="T1">s</text:span><text:span text:style-name="T1">:</text:span></text:p>
          <text:p text:style-name="P7"><text:span text:style-name="T1">1</text:span><text:span text:style-name="T1">1</text:span><text:span text:style-name="T1">.</text:span><text:span text:style-name="T1">2</text:span><text:span text:style-name="T1">2</text:span><text:span text:style-name="T1">.</text:span><text:span text:style-name="T1">3</text:span><text:span text:style-name="T1">3</text:span><text:span text:style-name="T1">.</text:span><text:span text:style-name="T1">4</text:span><text:span text:style-name="T1">4 </text:span></text:p>
          <draw:enhanced-geometry svg:viewBox="0 0 21600 21600" draw:type="rectangle" draw:enhanced-path="M 0 0 L 21600 0 21600 21600 0 21600 0 0 Z N"/>
        </draw:custom-shape>
        <draw:frame draw:style-name="gr15" draw:text-style-name="P13" draw:layer="layout" svg:width="5.461cm" svg:height="1.778cm" svg:x="14.078cm" svg:y="12.254cm">
          <draw:text-box>
            <text:p text:style-name="P12"><text:span text:style-name="T3">Internet</text:span></text:p>
          </draw:text-box>
        </draw:frame>
        <draw:custom-shape draw:style-name="gr12" draw:text-style-name="P8" draw:layer="layout" svg:width="6.604cm" svg:height="3.429cm" svg:x="5.883cm" svg:y="4.454cm">
          <text:p text:style-name="P7"><text:span text:style-name="T1">G</text:span><text:span text:style-name="T1">E</text:span><text:span text:style-name="T1">T </text:span><text:span text:style-name="T1">/</text:span><text:span text:style-name="T1">c</text:span><text:span text:style-name="T1">a</text:span><text:span text:style-name="T1">t</text:span><text:span text:style-name="T1">.</text:span><text:span text:style-name="T1">p</text:span><text:span text:style-name="T1">n</text:span><text:span text:style-name="T1">g</text:span></text:p>
          <text:p text:style-name="P7"><text:span text:style-name="T1">H</text:span><text:span text:style-name="T1">O</text:span><text:span text:style-name="T1">S</text:span><text:span text:style-name="T1">T</text:span><text:span text:style-name="T1">: </text:span><text:span text:style-name="T1">w</text:span><text:span text:style-name="T1">w</text:span><text:span text:style-name="T1">w</text:span><text:span text:style-name="T1">.</text:span><text:span text:style-name="T1">k</text:span><text:span text:style-name="T1">u</text:span><text:span text:style-name="T1">.</text:span><text:span text:style-name="T1">d</text:span><text:span text:style-name="T1">k</text:span></text:p>
          <draw:enhanced-geometry svg:viewBox="0 0 21600 21600" draw:type="rectangle" draw:enhanced-path="M 0 0 L 21600 0 21600 21600 0 21600 0 0 Z N"/>
        </draw:custom-shape>
        <draw:custom-shape draw:style-name="gr16" draw:text-style-name="P14" draw:layer="layout" svg:width="6.604cm" svg:height="3.429cm" svg:x="5.883cm" svg:y="7.854cm">
          <text:p text:style-name="P7"><text:span text:style-name="T1">Firefox←Port </text:span><text:span text:style-name="T1">81</text:span></text:p>
          <text:p text:style-name="P7"><text:span text:style-name="T1">ku.dk→Port 80</text:span></text:p>
          <draw:enhanced-geometry svg:viewBox="0 0 21600 21600" draw:type="rectangle" draw:enhanced-path="M 0 0 L 21600 0 21600 21600 0 21600 0 0 Z N"/>
        </draw:custom-shape>
        <draw:custom-shape draw:style-name="gr17" draw:text-style-name="P15" draw:layer="layout" svg:width="6.604cm" svg:height="3.429cm" svg:x="5.883cm" svg:y="11.254cm">
          <text:p text:style-name="P7"><text:span text:style-name="T1">ku.dk </text:span><text:span text:style-name="T1">address</text:span><text:span text:style-name="T1">:</text:span></text:p>
          <text:p text:style-name="P7"><text:span text:style-name="T1">11.22.3</text:span><text:span text:style-name="T1">3.44 </text:span></text:p>
          <draw:enhanced-geometry svg:viewBox="0 0 21600 21600" draw:type="rectangle" draw:enhanced-path="M 0 0 L 21600 0 21600 21600 0 21600 0 0 Z N"/>
        </draw:custom-shape>
        <draw:custom-shape draw:style-name="gr12" draw:text-style-name="P8" draw:layer="layout" svg:width="6.604cm" svg:height="3.429cm" svg:x="19.88cm" svg:y="4.444cm">
          <text:p text:style-name="P7"><text:span text:style-name="T1">Length: 47966</text:span></text:p>
          <text:p text:style-name="P7"><text:span text:style-name="T1">Type:image/</text:span><text:span text:style-name="T1">jpeg</text:span></text:p>
          <draw:enhanced-geometry svg:viewBox="0 0 21600 21600" draw:type="rectangle" draw:enhanced-path="M 0 0 L 21600 0 21600 21600 0 21600 0 0 Z N"/>
        </draw:custom-shape>
        <draw:custom-shape draw:style-name="gr16" draw:text-style-name="P14" draw:layer="layout" svg:width="6.604cm" svg:height="3.429cm" svg:x="19.88cm" svg:y="7.844cm">
          <text:p text:style-name="P7"><text:span text:style-name="T1">NGINX←Port 80</text:span></text:p>
          <text:p text:style-name="P7"><text:span text:style-name="T1">Client→ 81</text:span></text:p>
          <draw:enhanced-geometry svg:viewBox="0 0 21600 21600" draw:type="rectangle" draw:enhanced-path="M 0 0 L 21600 0 21600 21600 0 21600 0 0 Z N"/>
        </draw:custom-shape>
        <draw:custom-shape draw:style-name="gr17" draw:text-style-name="P15" draw:layer="layout" svg:width="6.604cm" svg:height="3.429cm" svg:x="19.88cm" svg:y="11.244cm">
          <text:p text:style-name="P7"><text:span text:style-name="T1">client address:</text:span></text:p>
          <text:p text:style-name="P7"><text:span text:style-name="T1">55.66.77.88</text:span></text:p>
          <draw:enhanced-geometry svg:viewBox="0 0 21600 21600" draw:type="rectangle" draw:enhanced-path="M 0 0 L 21600 0 21600 21600 0 21600 0 0 Z N"/>
        </draw:custom-shape>
        <draw:frame draw:style-name="gr13" draw:text-style-name="P9" draw:layer="layout" svg:width="3.068cm" svg:height="2.565cm" svg:x="9.616cm" svg:y="23.835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custom-shape draw:style-name="gr18" draw:text-style-name="P16" draw:layer="layout" svg:width="6.604cm" svg:height="3.429cm" svg:x="5.883cm" svg:y="14.654cm">
          <text:p text:style-name="P7"><text:span text:style-name="T4">Gateway:</text:span></text:p>
          <text:p text:style-name="P7"><text:span text:style-name="T4">aa:bb:cc:dd:ee:ff </text:span></text:p>
          <draw:enhanced-geometry svg:viewBox="0 0 21600 21600" draw:type="rectangle" draw:enhanced-path="M 0 0 L 21600 0 21600 21600 0 21600 0 0 Z N"/>
        </draw:custom-shape>
        <draw:custom-shape draw:style-name="gr17" draw:text-style-name="P15" draw:layer="layout" svg:width="6.604cm" svg:height="3.429cm" svg:x="5.883cm" svg:y="11.254cm">
          <text:p text:style-name="P7"><text:span text:style-name="T1">ku.dk address:</text:span></text:p>
          <text:p text:style-name="P7"><text:span text:style-name="T1">11.22.33.44 </text:span></text:p>
          <draw:enhanced-geometry svg:viewBox="0 0 21600 21600" draw:type="rectangle" draw:enhanced-path="M 0 0 L 21600 0 21600 21600 0 21600 0 0 Z N"/>
        </draw:custom-shape>
        <draw:custom-shape draw:style-name="gr17" draw:text-style-name="P15" draw:layer="layout" svg:width="6.604cm" svg:height="3.429cm" svg:x="5.883cm" svg:y="11.254cm">
          <text:p text:style-name="P7"><text:span text:style-name="T1">ku.dk address:</text:span></text:p>
          <text:p text:style-name="P7"><text:span text:style-name="T1">11.22.33.44 </text:span></text:p>
          <draw:enhanced-geometry svg:viewBox="0 0 21600 21600" draw:type="rectangle" draw:enhanced-path="M 0 0 L 21600 0 21600 21600 0 21600 0 0 Z N"/>
        </draw:custom-shape>
        <draw:custom-shape draw:style-name="gr17" draw:text-style-name="P15" draw:layer="layout" svg:width="6.604cm" svg:height="3.429cm" svg:x="5.883cm" svg:y="11.254cm">
          <text:p text:style-name="P7"><text:span text:style-name="T1">ku.dk address:</text:span></text:p>
          <text:p text:style-name="P7"><text:span text:style-name="T1">11.22.33.44 </text:span></text:p>
          <draw:enhanced-geometry svg:viewBox="0 0 21600 21600" draw:type="rectangle" draw:enhanced-path="M 0 0 L 21600 0 21600 21600 0 21600 0 0 Z N"/>
        </draw:custom-shape>
        <draw:custom-shape draw:style-name="gr19" draw:text-style-name="P8" draw:layer="layout" svg:width="2.667cm" svg:height="1.161cm" svg:x="6.842cm" svg:y="20.939cm">
          <text:p text:style-name="P7"><text:span text:style-name="T1"/></text:p>
          <draw:enhanced-geometry svg:viewBox="0 0 21600 21600" draw:type="rectangle" draw:enhanced-path="M 0 0 L 21600 0 21600 21600 0 21600 0 0 Z N"/>
        </draw:custom-shape>
        <draw:custom-shape draw:style-name="gr20" draw:text-style-name="P14" draw:layer="layout" svg:width="2.667cm" svg:height="1.161cm" svg:x="6.842cm" svg:y="22.09cm">
          <text:p text:style-name="P7"><text:span text:style-name="T1"/></text:p>
          <draw:enhanced-geometry svg:viewBox="0 0 21600 21600" draw:type="rectangle" draw:enhanced-path="M 0 0 L 21600 0 21600 21600 0 21600 0 0 Z N"/>
        </draw:custom-shape>
        <draw:custom-shape draw:style-name="gr21" draw:text-style-name="P15" draw:layer="layout" svg:width="2.667cm" svg:height="1.161cm" svg:x="6.842cm" svg:y="23.239cm">
          <text:p text:style-name="P7"><text:span text:style-name="T1"/></text:p>
          <draw:enhanced-geometry svg:viewBox="0 0 21600 21600" draw:type="rectangle" draw:enhanced-path="M 0 0 L 21600 0 21600 21600 0 21600 0 0 Z N"/>
        </draw:custom-shape>
        <draw:custom-shape draw:style-name="gr19" draw:text-style-name="P8" draw:layer="layout" svg:width="2.667cm" svg:height="1.161cm" svg:x="6.842cm" svg:y="20.939cm">
          <text:p text:style-name="P7"><text:span text:style-name="T1"/></text:p>
          <draw:enhanced-geometry svg:viewBox="0 0 21600 21600" draw:type="rectangle" draw:enhanced-path="M 0 0 L 21600 0 21600 21600 0 21600 0 0 Z N"/>
        </draw:custom-shape>
        <draw:custom-shape draw:style-name="gr20" draw:text-style-name="P14" draw:layer="layout" svg:width="2.667cm" svg:height="1.161cm" svg:x="6.842cm" svg:y="22.09cm">
          <text:p text:style-name="P7"><text:span text:style-name="T1"/></text:p>
          <draw:enhanced-geometry svg:viewBox="0 0 21600 21600" draw:type="rectangle" draw:enhanced-path="M 0 0 L 21600 0 21600 21600 0 21600 0 0 Z N"/>
        </draw:custom-shape>
        <draw:custom-shape draw:style-name="gr21" draw:text-style-name="P15" draw:layer="layout" svg:width="2.667cm" svg:height="1.161cm" svg:x="6.842cm" svg:y="23.239cm">
          <text:p text:style-name="P7"><text:span text:style-name="T1"/></text:p>
          <draw:enhanced-geometry svg:viewBox="0 0 21600 21600" draw:type="rectangle" draw:enhanced-path="M 0 0 L 21600 0 21600 21600 0 21600 0 0 Z N"/>
        </draw:custom-shape>
        <draw:custom-shape draw:style-name="gr22" draw:text-style-name="P16" draw:layer="layout" svg:width="2.667cm" svg:height="1.161cm" svg:x="6.842cm" svg:y="24.39cm">
          <text:p text:style-name="P7"><text:span text:style-name="T4"/></text:p>
          <draw:enhanced-geometry svg:viewBox="0 0 21600 21600" draw:type="rectangle" draw:enhanced-path="M 0 0 L 21600 0 21600 21600 0 21600 0 0 Z N"/>
        </draw:custom-shape>
        <draw:custom-shape draw:style-name="gr21" draw:text-style-name="P15" draw:layer="layout" svg:width="2.667cm" svg:height="1.161cm" svg:x="6.842cm" svg:y="23.239cm">
          <text:p text:style-name="P7"><text:span text:style-name="T1"/></text:p>
          <draw:enhanced-geometry svg:viewBox="0 0 21600 21600" draw:type="rectangle" draw:enhanced-path="M 0 0 L 21600 0 21600 21600 0 21600 0 0 Z N"/>
        </draw:custom-shape>
        <draw:custom-shape draw:style-name="gr21" draw:text-style-name="P15" draw:layer="layout" svg:width="2.667cm" svg:height="1.161cm" svg:x="6.842cm" svg:y="23.239cm">
          <text:p text:style-name="P7"><text:span text:style-name="T1"/></text:p>
          <draw:enhanced-geometry svg:viewBox="0 0 21600 21600" draw:type="rectangle" draw:enhanced-path="M 0 0 L 21600 0 21600 21600 0 21600 0 0 Z N"/>
        </draw:custom-shape>
        <draw:custom-shape draw:style-name="gr21" draw:text-style-name="P15" draw:layer="layout" svg:width="2.667cm" svg:height="1.161cm" svg:x="6.842cm" svg:y="23.239cm">
          <text:p text:style-name="P7"><text:span text:style-name="T1"/></text:p>
          <draw:enhanced-geometry svg:viewBox="0 0 21600 21600" draw:type="rectangle" draw:enhanced-path="M 0 0 L 21600 0 21600 21600 0 21600 0 0 Z N"/>
        </draw:custom-shape>
        <draw:custom-shape draw:style-name="gr18" draw:text-style-name="P16" draw:layer="layout" svg:width="6.604cm" svg:height="3.429cm" svg:x="19.872cm" svg:y="14.67cm">
          <text:p text:style-name="P7"><text:span text:style-name="T4">Gateway:</text:span></text:p>
          <text:p text:style-name="P7"><text:span text:style-name="T4">00:11:22:33:44:55 </text:span></text:p>
          <draw:enhanced-geometry svg:viewBox="0 0 21600 21600" draw:type="rectangle" draw:enhanced-path="M 0 0 L 21600 0 21600 21600 0 21600 0 0 Z N"/>
        </draw:custom-shape>
        <draw:frame draw:style-name="gr15" draw:text-style-name="P13" draw:layer="layout" svg:width="5.461cm" svg:height="1.778cm" svg:x="14.579cm" svg:y="15.654cm">
          <draw:text-box>
            <text:p text:style-name="P12"><text:span text:style-name="T3">Link</text:span></text:p>
          </draw:text-box>
        </draw:frame>
        <draw:frame draw:style-name="gr23" draw:text-style-name="P9" draw:layer="layout" svg:width="2.179cm" svg:height="1.822cm" svg:x="13.68cm" svg:y="21.085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custom-shape draw:style-name="gr19" draw:text-style-name="P8" draw:layer="layout" svg:width="2.667cm" svg:height="1.161cm" svg:x="23.303cm" svg:y="20.893cm">
          <text:p/>
          <draw:enhanced-geometry svg:viewBox="0 0 21600 21600" draw:type="rectangle" draw:enhanced-path="M 0 0 L 21600 0 21600 21600 0 21600 0 0 Z N"/>
        </draw:custom-shape>
        <draw:custom-shape draw:style-name="gr20" draw:text-style-name="P14" draw:layer="layout" svg:width="2.667cm" svg:height="1.161cm" svg:x="23.303cm" svg:y="22.044cm">
          <text:p/>
          <draw:enhanced-geometry svg:viewBox="0 0 21600 21600" draw:type="rectangle" draw:enhanced-path="M 0 0 L 21600 0 21600 21600 0 21600 0 0 Z N"/>
        </draw:custom-shape>
        <draw:custom-shape draw:style-name="gr21" draw:text-style-name="P15" draw:layer="layout" svg:width="2.667cm" svg:height="1.161cm" svg:x="23.303cm" svg:y="23.193cm">
          <text:p/>
          <draw:enhanced-geometry svg:viewBox="0 0 21600 21600" draw:type="rectangle" draw:enhanced-path="M 0 0 L 21600 0 21600 21600 0 21600 0 0 Z N"/>
        </draw:custom-shape>
        <draw:custom-shape draw:style-name="gr19" draw:text-style-name="P8" draw:layer="layout" svg:width="2.667cm" svg:height="1.161cm" svg:x="23.303cm" svg:y="20.893cm">
          <text:p/>
          <draw:enhanced-geometry svg:viewBox="0 0 21600 21600" draw:type="rectangle" draw:enhanced-path="M 0 0 L 21600 0 21600 21600 0 21600 0 0 Z N"/>
        </draw:custom-shape>
        <draw:custom-shape draw:style-name="gr20" draw:text-style-name="P14" draw:layer="layout" svg:width="2.667cm" svg:height="1.161cm" svg:x="23.303cm" svg:y="22.044cm">
          <text:p/>
          <draw:enhanced-geometry svg:viewBox="0 0 21600 21600" draw:type="rectangle" draw:enhanced-path="M 0 0 L 21600 0 21600 21600 0 21600 0 0 Z N"/>
        </draw:custom-shape>
        <draw:custom-shape draw:style-name="gr21" draw:text-style-name="P15" draw:layer="layout" svg:width="2.667cm" svg:height="1.161cm" svg:x="23.303cm" svg:y="23.193cm">
          <text:p/>
          <draw:enhanced-geometry svg:viewBox="0 0 21600 21600" draw:type="rectangle" draw:enhanced-path="M 0 0 L 21600 0 21600 21600 0 21600 0 0 Z N"/>
        </draw:custom-shape>
        <draw:custom-shape draw:style-name="gr22" draw:text-style-name="P16" draw:layer="layout" svg:width="2.667cm" svg:height="1.161cm" svg:x="23.303cm" svg:y="24.344cm">
          <text:p/>
          <draw:enhanced-geometry svg:viewBox="0 0 21600 21600" draw:type="rectangle" draw:enhanced-path="M 0 0 L 21600 0 21600 21600 0 21600 0 0 Z N"/>
        </draw:custom-shape>
        <draw:custom-shape draw:style-name="gr21" draw:text-style-name="P15" draw:layer="layout" svg:width="2.667cm" svg:height="1.161cm" svg:x="23.303cm" svg:y="23.193cm">
          <text:p/>
          <draw:enhanced-geometry svg:viewBox="0 0 21600 21600" draw:type="rectangle" draw:enhanced-path="M 0 0 L 21600 0 21600 21600 0 21600 0 0 Z N"/>
        </draw:custom-shape>
        <draw:custom-shape draw:style-name="gr21" draw:text-style-name="P15" draw:layer="layout" svg:width="2.667cm" svg:height="1.161cm" svg:x="23.303cm" svg:y="23.193cm">
          <text:p/>
          <draw:enhanced-geometry svg:viewBox="0 0 21600 21600" draw:type="rectangle" draw:enhanced-path="M 0 0 L 21600 0 21600 21600 0 21600 0 0 Z N"/>
        </draw:custom-shape>
        <draw:custom-shape draw:style-name="gr21" draw:text-style-name="P15" draw:layer="layout" svg:width="2.667cm" svg:height="1.161cm" svg:x="23.303cm" svg:y="23.193cm">
          <text:p/>
          <draw:enhanced-geometry svg:viewBox="0 0 21600 21600" draw:type="rectangle" draw:enhanced-path="M 0 0 L 21600 0 21600 21600 0 21600 0 0 Z N"/>
        </draw:custom-shape>
        <draw:frame draw:style-name="gr23" draw:text-style-name="P9" draw:layer="layout" svg:width="2.179cm" svg:height="1.822cm" svg:x="16.837cm" svg:y="21.085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frame draw:style-name="gr23" draw:text-style-name="P9" draw:layer="layout" svg:width="2.179cm" svg:height="1.822cm" svg:x="16.838cm" svg:y="23.785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frame draw:style-name="gr23" draw:text-style-name="P9" draw:layer="layout" svg:width="2.179cm" svg:height="1.822cm" svg:x="13.738cm" svg:y="23.885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line draw:style-name="gr24" draw:text-style-name="P17" draw:layer="layout" svg:x1="15.605cm" svg:y1="24.895cm" svg:x2="16.837cm" svg:y2="21.974cm">
          <text:p/>
        </draw:line>
        <draw:line draw:style-name="gr24" draw:text-style-name="P17" draw:layer="layout" svg:x1="15.605cm" svg:y1="21.974cm" svg:x2="17.002cm" svg:y2="24.641cm">
          <text:p/>
        </draw:line>
        <draw:line draw:style-name="gr25" draw:text-style-name="P18" draw:layer="layout" svg:x1="14.716cm" svg:y1="22.907cm" svg:x2="14.716cm" svg:y2="23.885cm">
          <text:p/>
        </draw:line>
        <draw:line draw:style-name="gr25" draw:text-style-name="P18" draw:layer="layout" svg:x1="17.891cm" svg:y1="22.907cm" svg:x2="17.891cm" svg:y2="23.785cm">
          <text:p/>
        </draw:line>
        <draw:line draw:style-name="gr25" draw:text-style-name="P18" draw:layer="layout" svg:x1="15.605cm" svg:y1="21.974cm" svg:x2="16.837cm" svg:y2="21.974cm">
          <text:p/>
        </draw:line>
        <draw:line draw:style-name="gr25" draw:text-style-name="P18" draw:layer="layout" svg:x1="15.605cm" svg:y1="24.641cm" svg:x2="16.837cm" svg:y2="24.641cm">
          <text:p/>
        </draw:line>
        <draw:frame draw:style-name="gr13" draw:text-style-name="P9" draw:layer="layout" svg:width="3.068cm" svg:height="2.565cm" svg:x="20.207cm" svg:y="23.841cm">
          <draw:image xlink:href="Pictures/2000007600000C0000000A037ACFB481C79B52BA.svm" xlink:type="simple" xlink:show="embed" xlink:actuate="onLoad" loext:mime-type="image/x-svm">
            <text:p/>
          </draw:image>
          <draw:image xlink:href="Pictures/100002000000007400000062AAD1949C6B7E9445.png" xlink:type="simple" xlink:show="embed" xlink:actuate="onLoad" loext:mime-type="image/png"/>
        </draw:frame>
        <draw:line draw:style-name="gr26" draw:text-style-name="P17" draw:layer="layout" svg:x1="12.303cm" svg:y1="25.257cm" svg:x2="13.738cm" svg:y2="24.749cm">
          <text:p/>
        </draw:line>
        <draw:line draw:style-name="gr26" draw:text-style-name="P17" draw:layer="layout" svg:x1="18.78cm" svg:y1="24.749cm" svg:x2="20.207cm" svg:y2="25.13cm">
          <text:p/>
        </draw:line>
        <draw:path draw:style-name="gr27" draw:text-style-name="P17" draw:layer="layout" svg:width="20.965cm" svg:height="22.114cm" draw:transform="skewX (1.6068847191739E-017) rotate (-1.46049151806886) translate (25.6465735056528cm 5.5519548085104cm)" svg:viewBox="0 0 20966 22115" svg:d="M0 12900c355-8 708-25 1065-7 346 18 679 31 1022 113 352 85 722 85 1082 120 320 31 647 148 963 76 354-82 696-61 1031 19 362 87 720 109 1076 183 336 69 667-97 997 47 348 152 725 215 1093 309 340 87 688 158 1049 147 342-9 686-2 1028 52 326 52 734-102 990 110 295 245 398 685 412 1079 18 461-143 905-243 1351-92 407-113 823-168 1234-45 341-44 696 169 1021 285 434 589 793 795 1309 175 442 193 905 518 1248 271 285 671 387 1043 491 412 114 833 196 1258 233 329 30 659 73 993 79 346 6 688-21 1034-11 375 11 820-62 1045-385 230-330 329-783 224-1166-131-478-734-237-1101-246-374-10-878 142-1109-154-246-315-221-847-25-1193 237-422 653 129 1082 119 391-9 761-45 1142 158 413 221 514-457 302-749-211-291 40-709-73-1043-116-341-15-622-79-978-88-490-184-987-475-1369-274-359-206-705-320-1069-96-307 16-624 41-935 29-360 215-732 120-1082-121-446-713-436-1090-622-330-162-595-383-908-570-368-221-644-574-901-915-394-525 300-653 626-838 307-175 678 193 1038 240 424 55 881 48 1255 264 477 277 771-349 855-657 145-525 395-987 515-1540 312-1437-545 1360 351-619 156-344 470-632 518-1007 47-361 99-675 86-1055-15-468-381-764-783-839-355-65-684 62-1029-51-330-109-532-411-467-866 70-499 482-361 715-235 474 258 956-211 1457-151 412 49 796-348 742-763-42-316 125-820-333-946-488-133-942-373-1410-563-524-213-1107-231-1664-247-417-12-834-55-1251-13-460 48-899 199-1348 289-492 98-765 498-1093 818-471 462-1168 384-1722 280-456-87-919 41-1378 4-447-37-892 2-1344-24-513-30-1018-52-1523-106-546-57-1092-137-1640-181-498-41-987-132-1481-196-560-74-1040 222-1626-23-367-155-790-18-1179-100-418-88-843-135-1269-140l-402-45-278-3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1.7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2T15:57:42.881656231</meta:creation-date>
    <dc:date>2019-09-12T16:42:12.671113414</dc:date>
    <meta:editing-duration>PT3M13S</meta:editing-duration>
    <meta:editing-cycles>3</meta:editing-cycles>
    <meta:generator>LibreOffice/6.2.7.1$Linux_X86_64 LibreOffice_project/20$Build-1</meta:generator>
    <meta:document-statistic meta:object-count="67"/>
  </office:meta>
</office:document-meta>
</file>